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16.85pt"/>
    </style:style>
    <style:style style:name="co2" style:family="table-column">
      <style:table-column-properties fo:break-before="auto" style:column-width="165.94pt"/>
    </style:style>
    <style:style style:name="co3" style:family="table-column">
      <style:table-column-properties fo:break-before="auto" style:column-width="97.51pt"/>
    </style:style>
    <style:style style:name="co4" style:family="table-column">
      <style:table-column-properties fo:break-before="auto" style:column-width="791.6pt"/>
    </style:style>
    <style:style style:name="co5" style:family="table-column">
      <style:table-column-properties fo:break-before="auto" style:column-width="64.01pt"/>
    </style:style>
    <style:style style:name="ro1" style:family="table-row">
      <style:table-row-properties style:row-height="43.2pt" fo:break-before="auto" style:use-optimal-row-height="false"/>
    </style:style>
    <style:style style:name="ro2" style:family="table-row">
      <style:table-row-properties style:row-height="98.05pt" fo:break-before="auto" style:use-optimal-row-height="false"/>
    </style:style>
    <style:style style:name="ro3" style:family="table-row">
      <style:table-row-properties style:row-height="54.91pt" fo:break-before="auto" style:use-optimal-row-height="false"/>
    </style:style>
    <style:style style:name="ro4" style:family="table-row">
      <style:table-row-properties style:row-height="112.99pt" fo:break-before="auto" style:use-optimal-row-height="false"/>
    </style:style>
    <style:style style:name="ro5" style:family="table-row">
      <style:table-row-properties style:row-height="51.7pt" fo:break-before="auto" style:use-optimal-row-height="false"/>
    </style:style>
    <style:style style:name="ro6" style:family="table-row">
      <style:table-row-properties style:row-height="431.74pt" fo:break-before="auto" style:use-optimal-row-height="false"/>
    </style:style>
    <style:style style:name="ro7" style:family="table-row">
      <style:table-row-properties style:row-height="65.54pt" fo:break-before="auto" style:use-optimal-row-height="false"/>
    </style:style>
    <style:style style:name="ro8" style:family="table-row">
      <style:table-row-properties style:row-height="250.5pt" fo:break-before="auto" style:use-optimal-row-height="false"/>
    </style:style>
    <style:style style:name="ro9" style:family="table-row">
      <style:table-row-properties style:row-height="179.09pt" fo:break-before="auto" style:use-optimal-row-height="false"/>
    </style:style>
    <style:style style:name="ro10" style:family="table-row">
      <style:table-row-properties style:row-height="55.39pt" fo:break-before="auto" style:use-optimal-row-height="false"/>
    </style:style>
    <style:style style:name="ro11" style:family="table-row">
      <style:table-row-properties style:row-height="60.21pt" fo:break-before="auto" style:use-optimal-row-height="false"/>
    </style:style>
    <style:style style:name="ro12" style:family="table-row">
      <style:table-row-properties style:row-height="46.91pt" fo:break-before="auto" style:use-optimal-row-height="false"/>
    </style:style>
    <style:style style:name="ro13" style:family="table-row">
      <style:table-row-properties style:row-height="332.59pt" fo:break-before="auto" style:use-optimal-row-height="false"/>
    </style:style>
    <style:style style:name="ro14" style:family="table-row">
      <style:table-row-properties style:row-height="56.49pt" fo:break-before="auto" style:use-optimal-row-height="false"/>
    </style:style>
    <style:style style:name="ta1" style:family="table" style:master-page-name="Default">
      <style:table-properties table:display="true" style:writing-mode="lr-tb"/>
    </style:style>
    <style:style style:name="ce25" style:family="table-cell" style:parent-style-name="Default">
      <style:table-cell-properties fo:background-color="#00a933"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transparent"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00a933" fo:wrap-option="wrap"/>
      <style:text-properties fo:color="#00a933"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ff0000"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ffbf00"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8000"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ext-properties fo:font-size="14pt" style:font-size-asian="14pt" style:font-size-complex="14pt"/>
    </style:style>
    <style:style style:name="ce31" style:family="table-cell" style:parent-style-name="Default">
      <style:table-cell-properties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transparent" fo:wrap-option="wrap"/>
      <style:text-properties fo:color="#00a933"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wrap-option="wrap"/>
      <style:text-properties fo:color="#00a933"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ext-properties fo:color="#00a933" style:font-name="Times New Roman" fo:font-size="14pt" style:font-size-asian="14pt" style:font-size-complex="14pt"/>
    </style:style>
    <style:style style:name="ce35" style:family="table-cell" style:parent-style-name="Default">
      <style:table-cell-properties fo:wrap-option="wrap"/>
      <style:text-properties style:use-window-font-color="true"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ext-properties style:use-window-font-color="true"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ff8000"/>
    </style:style>
    <style:style style:name="T2" style:family="text">
      <style:text-properties fo:color="#ff0000"/>
    </style:style>
    <style:style style:name="T3" style:family="text">
      <style:text-properties fo:color="#00a933" style:font-name="Times New Roman"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4pt" style:font-size-asian="14pt" style:font-name-complex="DejaVu Sans" style:font-name-asian="DejaVu Sans" style:font-name="Times New Roma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4pt" fo:color="#ff8000"/>
    </style:style>
    <style:style style:name="T5"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4pt" style:font-size-asian="14pt" style:font-name-complex="DejaVu Sans" style:font-name-asian="DejaVu Sans" style:font-name="Times New Roma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4pt" fo:color="#ff0000"/>
    </style:style>
    <style:style style:name="T6" style:family="text">
      <style:text-properties style:font-name="Times New Roman"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color="#ffbf00"/>
    </style:style>
    <style:style style:name="T8"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9"/>
        <table:table-column table:style-name="co2" table:default-cell-style-name="ce29"/>
        <table:table-column table:style-name="co3" table:default-cell-style-name="ce29"/>
        <table:table-column table:style-name="co4" table:default-cell-style-name="ce29"/>
        <table:table-column table:style-name="co5" table:number-columns-repeated="1020" table:default-cell-style-name="ce29"/>
        <table:table-row table:style-name="ro1">
          <table:table-cell table:style-name="ce25" office:value-type="string" calcext:value-type="string">
            <text:p><text:a xlink:href="https://w3c.github.io/wot-thing-description/index.html#td-vocabulary" xlink:type="simple">td-vocabulary</text:a></text:p>
          </table:table-cell>
          <table:table-cell table:style-name="ce30"/>
          <table:table-cell table:style-name="ce35" office:value-type="string" calcext:value-type="string">
            <text:p>Syntax</text:p>
          </table:table-cell>
          <table:table-cell table:style-name="ce35" office:value-type="string" calcext:value-type="string">
            <text:p>All vocabulary restrictions noted in tables in Section , , and MUST be followed, including mandatory items.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2">
          <table:table-cell table:style-name="ce30" office:value-type="string" calcext:value-type="string">
            <text:p><text:a xlink:href="https://w3c.github.io/wot-thing-description/index.html#td-op-for-thing" xlink:type="simple">td-op-for-thing</text:a></text:p>
          </table:table-cell>
          <table:table-cell table:style-name="ce31" office:value-type="string" calcext:value-type="string">
            <text:p>readallproperties</text:p>
            <text:p>Writeallproperties</text:p>
            <text:p>Readmultipleproperties</text:p>
            <text:p>Writemultipleproperties</text:p>
          </table:table-cell>
          <table:table-cell table:style-name="ce36"/>
          <table:table-cell table:style-name="ce35" office:value-type="string" calcext:value-type="string">
            <text:p>When a forms term member is present in a Thing instance, the value(s) of op in the forms MUST be one of readallproperties, writeallproperties, readmultipleproperties or writemultipleproperties.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unique-identifiers" xlink:type="simple">td-unique-identifiers</text:a></text:p>
          </table:table-cell>
          <table:table-cell table:style-name="ce30"/>
          <table:table-cell table:style-name="ce35" office:value-type="string" calcext:value-type="string">
            <text:p>Syntax</text:p>
          </table:table-cell>
          <table:table-cell table:style-name="ce35" office:value-type="string" calcext:value-type="string">
            <text:p>Each instance of a Property, Action, and Event class MUST have an identifier that is unique within the context of a Thing Description document.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3">
          <table:table-cell table:style-name="ce30" office:value-type="string" calcext:value-type="string">
            <text:p><text:a xlink:href="https://w3c.github.io/wot-thing-description/index.html#td-op-for-property" xlink:type="simple">td-op-for-property</text:a></text:p>
          </table:table-cell>
          <table:table-cell table:style-name="ce31" office:value-type="string" calcext:value-type="string">
            <text:p>readproperty</text:p>
            <text:p>Writeproperty</text:p>
            <text:p>Observeproperty</text:p>
          </table:table-cell>
          <table:table-cell table:style-name="ce36"/>
          <table:table-cell table:style-name="ce35" office:value-type="string" calcext:value-type="string">
            <text:p>When a forms term member is present in a Property instance, the value(s) of op in the forms MUST be one of readproperty, writeproperty or observeproperty.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op-for-action" xlink:type="simple">td-op-for-action</text:a></text:p>
          </table:table-cell>
          <table:table-cell table:style-name="ce31"/>
          <table:table-cell table:style-name="ce36"/>
          <table:table-cell table:style-name="ce35" office:value-type="string" calcext:value-type="string">
            <text:p>When a forms term member is present in an Action instance, the value(s) of op in the forms MUST be invokeaction. </text:p>
          </table:table-cell>
          <table:table-cell table:style-name="ce35"/>
          <table:table-cell table:style-name="ce36" table:number-columns-repeated="6"/>
          <table:table-cell table:number-columns-repeated="1013"/>
        </table:table-row>
        <table:table-row table:style-name="ro1">
          <table:table-cell table:style-name="ce30" office:value-type="string" calcext:value-type="string">
            <text:p><text:a xlink:href="https://w3c.github.io/wot-thing-description/index.html#td-op-for-event" xlink:type="simple">td-op-for-event</text:a></text:p>
          </table:table-cell>
          <table:table-cell table:style-name="ce31" office:value-type="string" calcext:value-type="string">
            <text:p>subscribeevent</text:p>
            <text:p>Unsubscribeevent</text:p>
          </table:table-cell>
          <table:table-cell table:style-name="ce36"/>
          <table:table-cell table:style-name="ce35" office:value-type="string" calcext:value-type="string">
            <text:p>When a forms term member is present in an Event instance, the value(s) of op in the forms MUST be one of subscribeevent or unsubscribeevent.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string-type" xlink:type="simple">td-string-type</text:a></text:p>
          </table:table-cell>
          <table:table-cell table:style-name="ce31"/>
          <table:table-cell table:style-name="ce35" office:value-type="string" calcext:value-type="string">
            <text:p>Syntax</text:p>
          </table:table-cell>
          <table:table-cell table:style-name="ce35" office:value-type="string" calcext:value-type="string">
            <text:p>Vocabulary terms that use simple types string and anyURI MUST be serialized as JSON string.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integer-type" xlink:type="simple">td-integer-type</text:a></text:p>
          </table:table-cell>
          <table:table-cell table:style-name="ce31"/>
          <table:table-cell table:style-name="ce35" office:value-type="string" calcext:value-type="string">
            <text:p>Syntax</text:p>
          </table:table-cell>
          <table:table-cell table:style-name="ce35" office:value-type="string" calcext:value-type="string">
            <text:p>Vocabulary terms that use simple type unsignedInt MUST be serialized as JSON integer.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number-type" xlink:type="simple">td-number-type</text:a></text:p>
          </table:table-cell>
          <table:table-cell table:style-name="ce31"/>
          <table:table-cell table:style-name="ce35" office:value-type="string" calcext:value-type="string">
            <text:p>Syntax</text:p>
          </table:table-cell>
          <table:table-cell table:style-name="ce35" office:value-type="string" calcext:value-type="string">
            <text:p>Vocabulary terms that use simple type double MUST be serialized as JSON number.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6" office:value-type="string" calcext:value-type="string">
            <text:p><text:a xlink:href="https://w3c.github.io/wot-thing-description/index.html#td-serializiation-default-values" xlink:type="simple">td-serializiation-default-values</text:a></text:p>
          </table:table-cell>
          <table:table-cell table:style-name="ce31"/>
          <table:table-cell table:style-name="ce36"/>
          <table:table-cell table:style-name="ce35" office:value-type="string" calcext:value-type="string">
            <text:p>For JSON-based Thing Description serialization, the following default values MUST be assumed: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simple-form" xlink:type="simple">td-simple-form</text:a></text:p>
          </table:table-cell>
          <table:table-cell table:style-name="ce31"/>
          <table:table-cell table:style-name="ce36"/>
          <table:table-cell table:style-name="ce35" office:value-type="string" calcext:value-type="string">
            <text:p>A Thing Description instance serialization MAY omit one ore more vocabulary terms that are mandatory () AND have default values based on the table above.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jsonld-keywords" xlink:type="simple">td-jsonld-keywords</text:a></text:p>
          </table:table-cell>
          <table:table-cell table:style-name="ce32" office:value-type="string" calcext:value-type="string">
            <text:p>@context</text:p>
            <text:p>@type</text:p>
          </table:table-cell>
          <table:table-cell table:style-name="ce35" office:value-type="string" calcext:value-type="string">
            <text:p>Syntax</text:p>
          </table:table-cell>
          <table:table-cell table:style-name="ce35" office:value-type="string" calcext:value-type="string">
            <text:p>Thing Description instances MAY contain additional JSON-LD keywords such as @context and @type. With these the Thing Description can be easily extended. You can find additional details in the Section .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at-type" xlink:type="simple">td-at-type</text:a></text:p>
          </table:table-cell>
          <table:table-cell table:style-name="ce31"/>
          <table:table-cell table:style-name="ce36"/>
          <table:table-cell table:style-name="ce35" office:value-type="string" calcext:value-type="string">
            <text:p>In the case of @type usage in the Thing Description instance, the @type MUST be serialized as JSON String or as JSON array of strings when multiple values are assigned to @type.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context" xlink:type="simple">td-context</text:a></text:p>
          </table:table-cell>
          <table:table-cell table:style-name="ce30"/>
          <table:table-cell table:style-name="ce35" office:value-type="string" calcext:value-type="string">
            <text:p>Syntax</text:p>
          </table:table-cell>
          <table:table-cell table:style-name="ce35" office:value-type="string" calcext:value-type="string">
            <text:p>The root object of a Thing Description instance MAY include the @context name known from JSON-LD with the value URI of the Thing description context file http://www.w3.org/ns/td.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additional-contexts" xlink:type="simple">td-additional-contexts</text:a></text:p>
          </table:table-cell>
          <table:table-cell table:style-name="ce30"/>
          <table:table-cell table:style-name="ce35" office:value-type="string" calcext:value-type="string">
            <text:p>Syntax</text:p>
          </table:table-cell>
          <table:table-cell table:style-name="ce35" office:value-type="string" calcext:value-type="string">
            <text:p>When a single Thing Description instance involves several contexts, additional namespaces with prefixes MUST be appended to the @context array structure.</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context-toplevel" xlink:type="simple">td-context-toplevel</text:a></text:p>
          </table:table-cell>
          <table:table-cell table:style-name="ce30"/>
          <table:table-cell table:style-name="ce35" office:value-type="string" calcext:value-type="string">
            <text:p>Syntax</text:p>
          </table:table-cell>
          <table:table-cell table:style-name="ce35" office:value-type="string" calcext:value-type="string">
            <text:p>Each mandatory and optional member name as defined in the class Thing MUST be serialized as a JSON name in the root object of the Thing Description instance.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4">
          <table:table-cell table:style-name="ce30" office:value-type="string" calcext:value-type="string">
            <text:p><text:a xlink:href="https://w3c.github.io/wot-thing-description/index.html#td-objects" xlink:type="simple">td-objects</text:a></text:p>
          </table:table-cell>
          <table:table-cell table:style-name="ce32" office:value-type="string" calcext:value-type="string">
            <text:p>properties</text:p>
            <text:p>Actions</text:p>
            <text:p>Events</text:p>
            <text:p>Version</text:p>
            <text:p><text:span text:style-name="T1">SecurityDefinitions (it will be a mapof)</text:span></text:p>
          </table:table-cell>
          <table:table-cell table:style-name="ce35" office:value-type="string" calcext:value-type="string">
            <text:p>Syntax</text:p>
          </table:table-cell>
          <table:table-cell table:style-name="ce35" office:value-type="string" calcext:value-type="string">
            <text:p>The type of the members properties, actions, events, version, and securityDefinitions MUST be a JSON object.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5">
          <table:table-cell table:style-name="ce30" office:value-type="string" calcext:value-type="string">
            <text:p><text:a xlink:href="https://w3c.github.io/wot-thing-description/index.html#td-arrays" xlink:type="simple">td-arrays</text:a></text:p>
          </table:table-cell>
          <table:table-cell table:style-name="ce32" office:value-type="string" calcext:value-type="string">
            <text:p>links</text:p>
            <text:p><text:span text:style-name="T2">Scopes</text:span></text:p>
            <text:p>Security</text:p>
          </table:table-cell>
          <table:table-cell table:style-name="ce35" office:value-type="string" calcext:value-type="string">
            <text:p>Syntax</text:p>
          </table:table-cell>
          <table:table-cell table:style-name="ce35" office:value-type="string" calcext:value-type="string">
            <text:p>The type of the members forms, links, scopes, and security MUST be a JSON array.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properties" xlink:type="simple">td-properties</text:a></text:p>
          </table:table-cell>
          <table:table-cell table:style-name="ce32" office:value-type="string" calcext:value-type="string">
            <text:p>existence</text:p>
            <text:p>Uniqueness</text:p>
          </table:table-cell>
          <table:table-cell table:style-name="ce35" office:value-type="string" calcext:value-type="string">
            <text:p>Syntax</text:p>
          </table:table-cell>
          <table:table-cell table:style-name="ce35" office:value-type="string" calcext:value-type="string">
            <text:p>Properties (and sub-properties) offered by a Thing MUST be collected in the JSON-object based properties member with (unique) Property names as JSON names.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6">
          <table:table-cell table:style-name="ce30" office:value-type="string" calcext:value-type="string">
            <text:p><text:a xlink:href="https://w3c.github.io/wot-thing-description/index.html#td-property-names" xlink:type="simple">td-property-names</text:a></text:p>
          </table:table-cell>
          <table:table-cell table:style-name="ce33" office:value-type="string" calcext:value-type="string">
            <text:p><text:span text:style-name="T3">type</text:span></text:p>
            <text:p><text:span text:style-name="T3">Properties</text:span></text:p>
            <text:p><text:span text:style-name="T4">Items (will change to array and object)</text:span></text:p>
            <text:p><text:span text:style-name="T3">OneOf</text:span></text:p>
            <text:p><text:span text:style-name="T3">Required</text:span></text:p>
            <text:p><text:span text:style-name="T3">ReadOnly</text:span></text:p>
            <text:p><text:span text:style-name="T3">WriteOnly</text:span></text:p>
            <text:p><text:span text:style-name="T3">MinItems</text:span></text:p>
            <text:p><text:span text:style-name="T3">MaxItems</text:span></text:p>
            <text:p><text:span text:style-name="T3">Enum</text:span></text:p>
            <text:p><text:span text:style-name="T3">Minimum-1</text:span></text:p>
            <text:p><text:span text:style-name="T3">maximum-1</text:span></text:p>
            <text:p><text:span text:style-name="T3">Minimum-2</text:span></text:p>
            <text:p><text:span text:style-name="T3">Maximum-2</text:span></text:p>
            <text:p><text:span text:style-name="T3">Description</text:span></text:p>
            <text:p><text:span text:style-name="T3">Descriptions</text:span></text:p>
            <text:p><text:span text:style-name="T3">Title</text:span></text:p>
            <text:p><text:span text:style-name="T3">Titles</text:span></text:p>
            <text:p><text:span text:style-name="T3">Const</text:span></text:p>
            <text:p><text:span text:style-name="T3">Unit</text:span></text:p>
            <text:p><text:span text:style-name="T5">Scopes</text:span></text:p>
            <text:p><text:span text:style-name="T3">UriVariables</text:span></text:p>
            <text:p><text:span text:style-name="T3">Forms</text:span></text:p>
            <text:p><text:span text:style-name="T5">Security</text:span></text:p>
            <text:p><text:span text:style-name="T3">Observable</text:span></text:p>
          </table:table-cell>
          <table:table-cell table:style-name="ce35" office:value-type="string" calcext:value-type="string">
            <text:p>Syntax</text:p>
          </table:table-cell>
          <table:table-cell table:style-name="ce35" office:value-type="string" calcext:value-type="string">
            <text:p>Each mandatory and optional vocabulary term as defined in the class Property, as well as its two superclasses InteractionPattern and DataSchema, MUST be serialized as a JSON name within a Property object. This means that at the level of an interaction property instance, the vocabulary terms of InteractionPattern and DataSchema can be presented at the same time.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7">
          <table:table-cell table:style-name="ce26" office:value-type="string" calcext:value-type="string">
            <text:p><text:a xlink:href="https://w3c.github.io/wot-thing-description/index.html#td-property-arrays" xlink:type="simple">td-property-arrays</text:a></text:p>
          </table:table-cell>
          <table:table-cell table:style-name="ce11" office:value-type="string" calcext:value-type="string">
            <text:p>forms</text:p>
            <text:p><text:span text:style-name="T2">Scopes</text:span></text:p>
            <text:p><text:span text:style-name="T2">Security</text:span></text:p>
          </table:table-cell>
          <table:table-cell table:style-name="ce35" office:value-type="string" calcext:value-type="string">
            <text:p>Syntax</text:p>
          </table:table-cell>
          <table:table-cell table:style-name="ce35" office:value-type="string" calcext:value-type="string">
            <text:p>The type of the members forms, scopes, and security, MUST be serialized as a JSON array.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actions" xlink:type="simple">td-actions</text:a></text:p>
          </table:table-cell>
          <table:table-cell table:style-name="ce25" office:value-type="string" calcext:value-type="string">
            <text:p>existence</text:p>
            <text:p>Uniqueness</text:p>
          </table:table-cell>
          <table:table-cell table:style-name="ce35" office:value-type="string" calcext:value-type="string">
            <text:p>Syntax</text:p>
          </table:table-cell>
          <table:table-cell table:style-name="ce35" office:value-type="string" calcext:value-type="string">
            <text:p>Actions offered by a Thing MUST be collected in the JSON-object based actions member with (unique) Action names as JSON names.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8">
          <table:table-cell table:style-name="ce30" office:value-type="string" calcext:value-type="string">
            <text:p><text:a xlink:href="https://w3c.github.io/wot-thing-description/index.html#td-action-names" xlink:type="simple">td-action-names</text:a></text:p>
          </table:table-cell>
          <table:table-cell table:style-name="ce33" office:value-type="string" calcext:value-type="string">
            <text:p>input</text:p>
            <text:p>Output</text:p>
            <text:p>Safe</text:p>
            <text:p>idempotent</text:p>
            <text:p>Title</text:p>
            <text:p>Titles</text:p>
            <text:p>Description</text:p>
            <text:p>Description</text:p>
            <text:p>Forms</text:p>
            <text:p>UriVariables</text:p>
            <text:p><text:span text:style-name="T2">Security</text:span></text:p>
            <text:p><text:span text:style-name="T2">Scopes</text:span></text:p>
          </table:table-cell>
          <table:table-cell table:style-name="ce35" office:value-type="string" calcext:value-type="string">
            <text:p>Syntax</text:p>
          </table:table-cell>
          <table:table-cell table:style-name="ce35" office:value-type="string" calcext:value-type="string">
            <text:p>Each optional vocabulary term as defined in the class Action and its superclass InteractionPattern MUST be serialized as a JSON name within an Action object.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action-objects" xlink:type="simple">td-action-objects</text:a></text:p>
          </table:table-cell>
          <table:table-cell table:style-name="ce33" office:value-type="string" calcext:value-type="string">
            <text:p>input</text:p>
            <text:p>Output</text:p>
          </table:table-cell>
          <table:table-cell table:style-name="ce35" office:value-type="string" calcext:value-type="string">
            <text:p>Syntax</text:p>
          </table:table-cell>
          <table:table-cell table:style-name="ce35" office:value-type="string" calcext:value-type="string">
            <text:p>The type of the members input and output MUST be serialized as a JSON object.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action-arrays" xlink:type="simple">td-action-arrays</text:a></text:p>
          </table:table-cell>
          <table:table-cell table:style-name="ce31"/>
          <table:table-cell table:style-name="ce35" office:value-type="string" calcext:value-type="string">
            <text:p>Syntax</text:p>
          </table:table-cell>
          <table:table-cell table:style-name="ce35" office:value-type="string" calcext:value-type="string">
            <text:p>The type of the members forms, scopes, and security MUST be serialized as a JSON array.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events" xlink:type="simple">td-events</text:a></text:p>
          </table:table-cell>
          <table:table-cell table:style-name="ce32" office:value-type="string" calcext:value-type="string">
            <text:p>existence</text:p>
            <text:p>Uniqueness</text:p>
          </table:table-cell>
          <table:table-cell table:style-name="ce35" office:value-type="string" calcext:value-type="string">
            <text:p>Syntax</text:p>
          </table:table-cell>
          <table:table-cell table:style-name="ce35" office:value-type="string" calcext:value-type="string">
            <text:p>Events offered by a Thing MUST be collected in the JSON-object based events member with (unique) Event names as JSON names.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9">
          <table:table-cell table:style-name="ce30" office:value-type="string" calcext:value-type="string">
            <text:p><text:a xlink:href="https://w3c.github.io/wot-thing-description/index.html#td-event-names" xlink:type="simple">td-event-names</text:a></text:p>
          </table:table-cell>
          <table:table-cell table:style-name="ce33" office:value-type="string" calcext:value-type="string">
            <text:p>Data</text:p>
            <text:p><text:span text:style-name="T1">Subscription</text:span></text:p>
            <text:p><text:span text:style-name="T1">Cancellation</text:span></text:p>
            <text:p>Title</text:p>
            <text:p>Titles</text:p>
            <text:p>Description</text:p>
            <text:p>Description</text:p>
            <text:p>Forms</text:p>
            <text:p>UriVariables</text:p>
            <text:p><text:span text:style-name="T2">Security</text:span></text:p>
            <text:p><text:span text:style-name="T2">Scopes</text:span></text:p>
          </table:table-cell>
          <table:table-cell table:style-name="ce35" office:value-type="string" calcext:value-type="string">
            <text:p>Syntax</text:p>
          </table:table-cell>
          <table:table-cell table:style-name="ce35" office:value-type="string" calcext:value-type="string">
            <text:p>Each optional vocabulary term as defined in the class Event, as well as its two superclasses InteractionPattern and DataSchema, MUST be serialized as a JSON name within an Event object.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0">
          <table:table-cell table:style-name="ce30" office:value-type="string" calcext:value-type="string">
            <text:p><text:a xlink:href="https://w3c.github.io/wot-thing-description/index.html#td-event-objects" xlink:type="simple">td-event-objects</text:a></text:p>
          </table:table-cell>
          <table:table-cell table:style-name="ce33" office:value-type="string" calcext:value-type="string">
            <text:p>data</text:p>
            <text:p><text:span text:style-name="T1">Subscription</text:span></text:p>
            <text:p><text:span text:style-name="T1">Cancellation</text:span></text:p>
          </table:table-cell>
          <table:table-cell table:style-name="ce35" office:value-type="string" calcext:value-type="string">
            <text:p>Syntax</text:p>
          </table:table-cell>
          <table:table-cell table:style-name="ce35" office:value-type="string" calcext:value-type="string">
            <text:p>The type of the members subscription, data, and cancellation MUST be serialized as a JSON object.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1">
          <table:table-cell table:style-name="ce30" office:value-type="string" calcext:value-type="string">
            <text:p><text:a xlink:href="https://w3c.github.io/wot-thing-description/index.html#td-event-arrays" xlink:type="simple">td-event-arrays</text:a></text:p>
          </table:table-cell>
          <table:table-cell table:style-name="ce33" office:value-type="string" calcext:value-type="string">
            <text:p>forms </text:p>
            <text:p><text:span text:style-name="T2">Scopes </text:span></text:p>
            <text:p><text:span text:style-name="T2">Security</text:span></text:p>
          </table:table-cell>
          <table:table-cell table:style-name="ce35" office:value-type="string" calcext:value-type="string">
            <text:p>Syntax</text:p>
          </table:table-cell>
          <table:table-cell table:style-name="ce35" office:value-type="string" calcext:value-type="string">
            <text:p>The type of the members forms, scopes, and security MUST be serialized as a JSON array.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forms" xlink:type="simple">td-forms</text:a></text:p>
          </table:table-cell>
          <table:table-cell table:style-name="ce31"/>
          <table:table-cell table:style-name="ce35" office:value-type="string" calcext:value-type="string">
            <text:p>Syntax</text:p>
          </table:table-cell>
          <table:table-cell table:style-name="ce35" office:value-type="string" calcext:value-type="string">
            <text:p>Each mandatory and optional vocabulary term as defined in the class Form, MUST be serialized as a JSON name.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d-event-response-object</text:p>
          </table:table-cell>
          <table:table-cell table:style-name="ce31"/>
          <table:table-cell table:style-name="ce35" office:value-type="string" calcext:value-type="string">
            <text:p>Syntax</text:p>
          </table:table-cell>
          <table:table-cell table:style-name="ce35" office:value-type="string" calcext:value-type="string">
            <text:p>If required, the type of the member response MUST be serialized as a JSON array. </text:p>
          </table:table-cell>
          <table:table-cell table:style-name="ce35"/>
          <table:table-cell table:style-name="ce36" table:number-columns-repeated="4"/>
          <table:table-cell table:style-name="ce35" table:number-columns-repeated="2"/>
          <table:table-cell table:number-columns-repeated="1013"/>
        </table:table-row>
        <table:table-row table:style-name="ro1">
          <table:table-cell table:style-name="ce28" office:value-type="string" calcext:value-type="string">
            <text:p><text:a xlink:href="https://w3c.github.io/wot-thing-description/index.html#td-form-protocolbindings" xlink:type="simple">td-form-protocolbindings</text:a></text:p>
          </table:table-cell>
          <table:table-cell table:style-name="ce31"/>
          <table:table-cell table:style-name="ce35" office:value-type="string" calcext:value-type="string">
            <text:p>Syntax</text:p>
          </table:table-cell>
          <table:table-cell table:style-name="ce35" office:value-type="string" calcext:value-type="string">
            <text:p>If required, forms MAY be supplemented with protocol-specific vocabulary terms identified with a prefix.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uriVariables-names" xlink:type="simple">td-uriVariables-names</text:a></text:p>
          </table:table-cell>
          <table:table-cell table:style-name="ce31"/>
          <table:table-cell table:style-name="ce36"/>
          <table:table-cell table:style-name="ce35" office:value-type="string" calcext:value-type="string">
            <text:p>In such a case these variables in the URI MUST be collected in the JSON-object based uriVariables member with the associated (unique) variables names as JSON names.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uriVariables-dataschema" xlink:type="simple">td-uriVariables-dataschema</text:a></text:p>
          </table:table-cell>
          <table:table-cell table:style-name="ce31"/>
          <table:table-cell table:style-name="ce36"/>
          <table:table-cell table:style-name="ce35" office:value-type="string" calcext:value-type="string">
            <text:p>Each defined JSON name of the uriVariables collection MUST rely on the the class DataSchema.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forms-response" xlink:type="simple">td-forms-response</text:a></text:p>
          </table:table-cell>
          <table:table-cell table:style-name="ce31"/>
          <table:table-cell table:style-name="ce35" office:value-type="string" calcext:value-type="string">
            <text:p>Syntax</text:p>
          </table:table-cell>
          <table:table-cell table:style-name="ce35" office:value-type="string" calcext:value-type="string">
            <text:p>If the response member is used in forms, it MUST contain the contentType as defined in class ExpectedResponse.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links" xlink:type="simple">td-links</text:a></text:p>
          </table:table-cell>
          <table:table-cell table:style-name="ce31"/>
          <table:table-cell table:style-name="ce35" office:value-type="string" calcext:value-type="string">
            <text:p>Syntax</text:p>
          </table:table-cell>
          <table:table-cell table:style-name="ce35" office:value-type="string" calcext:value-type="string">
            <text:p>Each mandatory and optional vocabulary term as defined in the class Link, MUST be serialized as a JSON name.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security-schemes" xlink:type="simple">td-security-schemes</text:a></text:p>
          </table:table-cell>
          <table:table-cell table:style-name="ce31"/>
          <table:table-cell table:style-name="ce36"/>
          <table:table-cell table:style-name="ce35" office:value-type="string" calcext:value-type="string">
            <text:p>Each mandatory and optional vocabulary term as defined in the class SecurityScheme, MUST be serialized as a JSON name.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security-mandatory" xlink:type="simple">td-security-mandatory</text:a></text:p>
          </table:table-cell>
          <table:table-cell table:style-name="ce31"/>
          <table:table-cell table:style-name="ce35" office:value-type="string" calcext:value-type="string">
            <text:p>Security</text:p>
          </table:table-cell>
          <table:table-cell table:style-name="ce35" office:value-type="string" calcext:value-type="string">
            <text:p>Every Thing MUST have at least one security scheme specified at the top level. </text:p>
          </table:table-cell>
          <table:table-cell table:style-name="ce35" table:number-columns-repeated="2"/>
          <table:table-cell table:style-name="ce36"/>
          <table:table-cell table:style-name="ce35" table:number-columns-repeated="4"/>
          <table:table-cell table:number-columns-repeated="1013"/>
        </table:table-row>
        <table:table-row table:style-name="ro1">
          <table:table-cell table:style-name="ce30" office:value-type="string" calcext:value-type="string">
            <text:p><text:a xlink:href="https://w3c.github.io/wot-thing-description/index.html#td-security-overrides" xlink:type="simple">td-security-overrides</text:a></text:p>
          </table:table-cell>
          <table:table-cell table:style-name="ce33" office:value-type="string" calcext:value-type="string">
            <text:p><text:span text:style-name="T2">interaction</text:span></text:p>
            <text:p>Form</text:p>
          </table:table-cell>
          <table:table-cell table:style-name="ce35" office:value-type="string" calcext:value-type="string">
            <text:p>Security</text:p>
          </table:table-cell>
          <table:table-cell table:style-name="ce35" office:value-type="string" calcext:value-type="string">
            <text:p>Security schemes MAY also be specified at the interaction and form levels. In this case, definitions at the lower levels override (completely replace) the definitions at the higher level. </text:p>
          </table:table-cell>
          <table:table-cell table:style-name="ce35" table:number-columns-repeated="2"/>
          <table:table-cell table:style-name="ce36"/>
          <table:table-cell table:style-name="ce35" table:number-columns-repeated="4"/>
          <table:table-cell table:number-columns-repeated="1013"/>
        </table:table-row>
        <table:table-row table:style-name="ro1">
          <table:table-cell table:style-name="ce28" office:value-type="string" calcext:value-type="string">
            <text:p><text:a xlink:href="https://w3c.github.io/wot-thing-description/index.html#td-security-binding" xlink:type="simple">td-security-binding</text:a></text:p>
          </table:table-cell>
          <table:table-cell table:style-name="ce31"/>
          <table:table-cell table:style-name="ce35" office:value-type="string" calcext:value-type="string">
            <text:p>Security</text:p>
          </table:table-cell>
          <table:table-cell table:style-name="ce35" office:value-type="string" calcext:value-type="string">
            <text:p>If a Thing requires a specific access mechanism for a resource, that mechanism MUST be specified in the Thing Description's security scheme configuration for that resource. </text:p>
          </table:table-cell>
          <table:table-cell table:style-name="ce35" table:number-columns-repeated="2"/>
          <table:table-cell table:style-name="ce36"/>
          <table:table-cell table:style-name="ce35" table:number-columns-repeated="4"/>
          <table:table-cell table:number-columns-repeated="1013"/>
        </table:table-row>
        <table:table-row table:style-name="ro1">
          <table:table-cell table:style-name="ce28" office:value-type="string" calcext:value-type="string">
            <text:p><text:a xlink:href="https://w3c.github.io/wot-thing-description/index.html#td-security-no-extras" xlink:type="simple">td-security-no-extras</text:a></text:p>
          </table:table-cell>
          <table:table-cell table:style-name="ce31"/>
          <table:table-cell table:style-name="ce35" office:value-type="string" calcext:value-type="string">
            <text:p>Security</text:p>
          </table:table-cell>
          <table:table-cell table:style-name="ce35" office:value-type="string" calcext:value-type="string">
            <text:p>If a Thing does not require a specific access mechanism for a resource, that mechanism MUST NOT be specified in the Thing Description's security scheme configuration for that resource.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ersion" xlink:type="simple">td-version</text:a></text:p>
          </table:table-cell>
          <table:table-cell table:style-name="ce30"/>
          <table:table-cell table:style-name="ce35" office:value-type="string" calcext:value-type="string">
            <text:p>Syntax</text:p>
          </table:table-cell>
          <table:table-cell table:style-name="ce35" office:value-type="string" calcext:value-type="string">
            <text:p>The mandatory vocabulary term as defined in the class Versioning, MUST be serialized as a JSON name.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2">
          <table:table-cell table:style-name="ce25" office:value-type="string" calcext:value-type="string">
            <text:p><text:a xlink:href="https://w3c.github.io/wot-thing-description/index.html#td-version-container" xlink:type="simple">td-version-container</text:a></text:p>
          </table:table-cell>
          <table:table-cell table:style-name="ce31"/>
          <table:table-cell table:style-name="ce36"/>
          <table:table-cell table:style-name="ce35" office:value-type="string" calcext:value-type="string">
            <text:p>The version container MAY be used to provide additional application and/or device specific version information based on terms from non-TD namespaces. </text:p>
          </table:table-cell>
          <table:table-cell table:style-name="ce35"/>
          <table:table-cell table:style-name="ce36" table:number-columns-repeated="6"/>
          <table:table-cell table:number-columns-repeated="1013"/>
        </table:table-row>
        <table:table-row table:style-name="ro13">
          <table:table-cell table:style-name="ce30" office:value-type="string" calcext:value-type="string">
            <text:p><text:a xlink:href="https://w3c.github.io/wot-thing-description/index.html#td-data-schema" xlink:type="simple">td-data-schema</text:a></text:p>
          </table:table-cell>
          <table:table-cell table:style-name="ce33" office:value-type="string" calcext:value-type="string">
            <text:p>type</text:p>
            <text:p>Properties</text:p>
            <text:p><text:span text:style-name="T1">Items</text:span></text:p>
            <text:p>OneOf</text:p>
            <text:p>Required</text:p>
            <text:p>ReadOnly</text:p>
            <text:p>WriteOnly</text:p>
            <text:p>MinItems</text:p>
            <text:p>MaxItems</text:p>
            <text:p>Enum</text:p>
            <text:p>Minimum-1</text:p>
            <text:p><text:span text:style-name="T6">maximum-1</text:span></text:p>
            <text:p><text:span text:style-name="T6">Minimum-2</text:span></text:p>
            <text:p><text:span text:style-name="T6">Maximum-2</text:span></text:p>
            <text:p><text:span text:style-name="T6">Description</text:span></text:p>
            <text:p><text:span text:style-name="T6">Descriptions</text:span></text:p>
            <text:p><text:span text:style-name="T6">Title</text:span></text:p>
            <text:p><text:span text:style-name="T6">Titles</text:span></text:p>
            <text:p><text:span text:style-name="T6">Const</text:span></text:p>
            <text:p><text:span text:style-name="T6">Unit</text:span></text:p>
          </table:table-cell>
          <table:table-cell table:style-name="ce36"/>
          <table:table-cell table:style-name="ce35" office:value-type="string" calcext:value-type="string">
            <text:p>Each mandatory and optional vocabulary term as defined in the class DataSchema, MUST be serialized as a JSON name. </text:p>
          </table:table-cell>
          <table:table-cell table:style-name="ce35"/>
          <table:table-cell table:style-name="ce36" table:number-columns-repeated="6"/>
          <table:table-cell table:number-columns-repeated="1013"/>
        </table:table-row>
        <table:table-row table:style-name="ro1">
          <table:table-cell table:style-name="ce27" office:value-type="string" calcext:value-type="string">
            <text:p><text:a xlink:href="https://w3c.github.io/wot-thing-description/index.html#td-data-schema-objects" xlink:type="simple">td-data-schema-objects</text:a></text:p>
          </table:table-cell>
          <table:table-cell table:style-name="ce31" office:value-type="string" calcext:value-type="string">
            <text:p>properties</text:p>
            <text:p>Items</text:p>
          </table:table-cell>
          <table:table-cell table:style-name="ce36"/>
          <table:table-cell table:style-name="ce35" office:value-type="string" calcext:value-type="string">
            <text:p>The type of the members properties and <text:span text:style-name="T7">items</text:span> MUST be serialized as a JSON object. </text:p>
          </table:table-cell>
          <table:table-cell table:style-name="ce35"/>
          <table:table-cell table:style-name="ce36" table:number-columns-repeated="6"/>
          <table:table-cell table:number-columns-repeated="1013"/>
        </table:table-row>
        <table:table-row table:style-name="ro14">
          <table:table-cell table:style-name="ce25" office:value-type="string" calcext:value-type="string">
            <text:p><text:a xlink:href="https://w3c.github.io/wot-thing-description/index.html#td-data-schema-arrays" xlink:type="simple">td-data-schema-arrays</text:a></text:p>
          </table:table-cell>
          <table:table-cell table:style-name="ce33" office:value-type="string" calcext:value-type="string">
            <text:p>enum</text:p>
            <text:p>Required</text:p>
            <text:p>OneOf</text:p>
          </table:table-cell>
          <table:table-cell table:style-name="ce36"/>
          <table:table-cell table:style-name="ce35" office:value-type="string" calcext:value-type="string">
            <text:p>The type of the member enum, required, and oneOf MUST be serialized as a JSON array. </text:p>
          </table:table-cell>
          <table:table-cell table:style-name="ce35"/>
          <table:table-cell table:style-name="ce36" table:number-columns-repeated="6"/>
          <table:table-cell table:number-columns-repeated="1013"/>
        </table:table-row>
        <table:table-row table:style-name="ro1">
          <table:table-cell table:style-name="ce26" office:value-type="string" calcext:value-type="string">
            <text:p><text:a xlink:href="https://w3c.github.io/wot-thing-description/index.html#td-multi-languages" xlink:type="simple">td-multi-languages</text:a></text:p>
          </table:table-cell>
          <table:table-cell table:style-name="ce33" office:value-type="string" calcext:value-type="string">
            <text:p>descriptions</text:p>
            <text:p>Titles</text:p>
          </table:table-cell>
          <table:table-cell table:style-name="ce36"/>
          <table:table-cell table:style-name="ce35" office:value-type="string" calcext:value-type="string">
            <text:p>Whenever the vocabulary terms titles and descriptions can be used, both MUST be serialized as JSON Object. The member names of the JSON Object MUST be the language tags as defined in [[!BCP47]] (e.g., "en", "de", "ja", "zh-Hans", "zh-Hant"). The value of each member MUST be serialized as JSON string.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title-description" xlink:type="simple">td-title-description</text:a></text:p>
          </table:table-cell>
          <table:table-cell table:style-name="ce33" office:value-type="string" calcext:value-type="string">
            <text:p>titles</text:p>
            <text:p>Descriptions</text:p>
          </table:table-cell>
          <table:table-cell table:style-name="ce36"/>
          <table:table-cell table:style-name="ce35" office:value-type="string" calcext:value-type="string">
            <text:p>If title and titles description and descriptions are defined <text:span text:style-name="T8">at the same time</text:span> at the JSON level, title and description MAY be seen as default text. </text:p>
          </table:table-cell>
          <table:table-cell table:style-name="ce35"/>
          <table:table-cell table:style-name="ce36" table:number-columns-repeated="6"/>
          <table:table-cell table:number-columns-repeated="1013"/>
        </table:table-row>
        <table:table-row table:style-name="ro1">
          <table:table-cell table:style-name="ce28" office:value-type="string" calcext:value-type="string">
            <text:p><text:a xlink:href="https://w3c.github.io/wot-thing-description/index.html#td-media-type" xlink:type="simple">td-media-type</text:a></text:p>
          </table:table-cell>
          <table:table-cell table:style-name="ce31"/>
          <table:table-cell table:style-name="ce35" office:value-type="string" calcext:value-type="string">
            <text:p>Syntax</text:p>
          </table:table-cell>
          <table:table-cell table:style-name="ce35" office:value-type="string" calcext:value-type="string">
            <text:p>The media type application/td+json MUST be also associated with the JSON-LD context http://www.w3.org/ns/td.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8" office:value-type="string" calcext:value-type="string">
            <text:p><text:a xlink:href="https://w3c.github.io/wot-thing-description/index.html#td-readOnly-observable-writeOnly-default" xlink:type="simple">td-readOnly-observable-writeOnly-default</text:a></text:p>
          </table:table-cell>
          <table:table-cell table:style-name="ce31"/>
          <table:table-cell table:style-name="ce36"/>
          <table:table-cell table:style-name="ce35" office:value-type="string" calcext:value-type="string">
            <text:p>If the name terms readOnly, writeOnly, and/or observable are not present within a properties interaction definition, the default value defined in MUST be assumed. </text:p>
          </table:table-cell>
          <table:table-cell table:style-name="ce35"/>
          <table:table-cell table:style-name="ce36" table:number-columns-repeated="6"/>
          <table:table-cell table:number-columns-repeated="1013"/>
        </table:table-row>
        <table:table-row table:style-name="ro1">
          <table:table-cell table:style-name="ce28" office:value-type="string" calcext:value-type="string">
            <text:p><text:a xlink:href="https://w3c.github.io/wot-thing-description/index.html#td-readOnly-observable-default" xlink:type="simple">td-readOnly-observable-default</text:a></text:p>
          </table:table-cell>
          <table:table-cell table:style-name="ce31"/>
          <table:table-cell table:style-name="ce35" office:value-type="string" calcext:value-type="string">
            <text:p>Syntax</text:p>
          </table:table-cell>
          <table:table-cell table:style-name="ce35" office:value-type="string" calcext:value-type="string">
            <text:p>If the name terms idempotent and/or safe are not present within an actions interaction definition, the default value defined in MUST be assumed. </text:p>
          </table:table-cell>
          <table:table-cell table:style-name="ce35" table:number-columns-repeated="2"/>
          <table:table-cell table:style-name="ce36"/>
          <table:table-cell table:style-name="ce35" table:number-columns-repeated="2"/>
          <table:table-cell table:style-name="ce36"/>
          <table:table-cell table:style-name="ce35"/>
          <table:table-cell table:number-columns-repeated="1013"/>
        </table:table-row>
        <table:table-row table:style-name="ro1">
          <table:table-cell table:style-name="ce28" office:value-type="string" calcext:value-type="string">
            <text:p><text:a xlink:href="https://w3c.github.io/wot-thing-description/index.html#td-content-type-default" xlink:type="simple">td-content-type-default</text:a></text:p>
          </table:table-cell>
          <table:table-cell table:style-name="ce31"/>
          <table:table-cell table:style-name="ce35" office:value-type="string" calcext:value-type="string">
            <text:p>Syntax</text:p>
          </table:table-cell>
          <table:table-cell table:style-name="ce35" office:value-type="string" calcext:value-type="string">
            <text:p>If the contentType name term is not present within a forms definition, the default value as defined in MUST be assumed. </text:p>
          </table:table-cell>
          <table:table-cell table:style-name="ce35"/>
          <table:table-cell table:style-name="ce36" table:number-columns-repeated="2"/>
          <table:table-cell table:style-name="ce35" table:number-columns-repeated="4"/>
          <table:table-cell table:number-columns-repeated="1013"/>
        </table:table-row>
        <table:table-row table:style-name="ro1">
          <table:table-cell table:style-name="ce25" office:value-type="string" calcext:value-type="string">
            <text:p><text:a xlink:href="https://w3c.github.io/wot-thing-description/index.html#td-vocab-name-1" xlink:type="simple">td-vocab-name-1</text:a></text:p>
          </table:table-cell>
          <table:table-cell table:style-name="ce31"/>
          <table:table-cell table:style-name="ce36"/>
          <table:table-cell table:style-name="ce35" office:value-type="string" calcext:value-type="string">
            <text:p>name: Name of the Thing. MUST be included. Type: string.</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name-2" xlink:type="simple">td-vocab-name-2</text:a></text:p>
          </table:table-cell>
          <table:table-cell table:style-name="ce31"/>
          <table:table-cell table:style-name="ce36"/>
          <table:table-cell table:style-name="ce35" office:value-type="string" calcext:value-type="string">
            <text:p>name: Name for query, header, or cookie parameters. MAY be included. Type: string.</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forms-1" xlink:type="simple">td-vocab-forms-1</text:a></text:p>
          </table:table-cell>
          <table:table-cell table:style-name="ce31"/>
          <table:table-cell table:style-name="ce36"/>
          <table:table-cell table:style-name="ce35" office:value-type="string" calcext:value-type="string">
            <text:p>forms: Indicates one or more endpoints at which operation(s) on this resource are accessible. In this version of TD, all operations that can be described at the Thing level are concerning how to interact with the Thing's Property interaction resources collectively at once. MAY be included. Type: array of Form.</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forms-2" xlink:type="simple">td-vocab-forms-2</text:a></text:p>
          </table:table-cell>
          <table:table-cell table:style-name="ce31"/>
          <table:table-cell table:style-name="ce36"/>
          <table:table-cell table:style-name="ce35" office:value-type="string" calcext:value-type="string">
            <text:p>forms: Indicates one or more endpoints at which operation(s) on this resource are accessible. MUST be included. Type: array of Form.</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actions" xlink:type="simple">td-vocab-actions</text:a></text:p>
          </table:table-cell>
          <table:table-cell table:style-name="ce31"/>
          <table:table-cell table:style-name="ce35" office:value-type="string" calcext:value-type="string">
            <text:p>Vocabulary</text:p>
          </table:table-cell>
          <table:table-cell table:style-name="ce35" office:value-type="string" calcext:value-type="string">
            <text:p>actions: All Action-based interaction patterns of the Thing. MAY be included. Type: Action.</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version" xlink:type="simple">td-vocab-version</text:a></text:p>
          </table:table-cell>
          <table:table-cell table:style-name="ce31"/>
          <table:table-cell table:style-name="ce35" office:value-type="string" calcext:value-type="string">
            <text:p>Vocabulary</text:p>
          </table:table-cell>
          <table:table-cell table:style-name="ce35" office:value-type="string" calcext:value-type="string">
            <text:p>version: Provides version information. MAY be included. Type: Versioning.</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links" xlink:type="simple">td-vocab-links</text:a></text:p>
          </table:table-cell>
          <table:table-cell table:style-name="ce31"/>
          <table:table-cell table:style-name="ce35" office:value-type="string" calcext:value-type="string">
            <text:p>Vocabulary</text:p>
          </table:table-cell>
          <table:table-cell table:style-name="ce35" office:value-type="string" calcext:value-type="string">
            <text:p>links: Provides Web links to arbitrary resources that relate to the specified Thing Description. MAY be included. Type: array of Link.</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support" xlink:type="simple">td-vocab-support</text:a></text:p>
          </table:table-cell>
          <table:table-cell table:style-name="ce31"/>
          <table:table-cell table:style-name="ce35" office:value-type="string" calcext:value-type="string">
            <text:p>Vocabulary</text:p>
          </table:table-cell>
          <table:table-cell table:style-name="ce35" office:value-type="string" calcext:value-type="string">
            <text:p>support: Provides information about the TD maintainer (e.g., author, link or telephone number to get support, etc). MAY be included. Type: string.</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description" xlink:type="simple">td-vocab-description</text:a></text:p>
          </table:table-cell>
          <table:table-cell table:style-name="ce31"/>
          <table:table-cell table:style-name="ce35" office:value-type="string" calcext:value-type="string">
            <text:p>Vocabulary</text:p>
          </table:table-cell>
          <table:table-cell table:style-name="ce35" office:value-type="string" calcext:value-type="string">
            <text:p>description: Provides additional (human-readable) information based on a default language. MAY be included. Type: string.</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security-1" xlink:type="simple">td-vocab-security-1</text:a></text:p>
          </table:table-cell>
          <table:table-cell table:style-name="ce31"/>
          <table:table-cell table:style-name="ce36"/>
          <table:table-cell table:style-name="ce35" office:value-type="string" calcext:value-type="string">
            <text:p>security: Set of security definition names, chosen from those defined in securityDefinitions. These must all be satisfied for access to resources at or below the current level, if not overridden at a lower level. MUST be included. Type: array of string.</text:p>
          </table:table-cell>
          <table:table-cell table:style-name="ce35"/>
          <table:table-cell table:style-name="ce36" table:number-columns-repeated="6"/>
          <table:table-cell table:number-columns-repeated="1013"/>
        </table:table-row>
        <table:table-row table:style-name="ro1">
          <table:table-cell table:style-name="ce28" office:value-type="string" calcext:value-type="string">
            <text:p><text:a xlink:href="https://w3c.github.io/wot-thing-description/index.html#td-vocab-security-2" xlink:type="simple">td-vocab-security-2</text:a></text:p>
          </table:table-cell>
          <table:table-cell table:style-name="ce31"/>
          <table:table-cell table:style-name="ce36"/>
          <table:table-cell table:style-name="ce35" office:value-type="string" calcext:value-type="string">
            <text:p>security: Set of security definition names, chosen from those defined in securityDefinitions. These must all be satisfied for access to resources at or below the current level, if not overridden at a lower level. MAY be included. Type: array of string.</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d-vocab-security-3</text:p>
          </table:table-cell>
          <table:table-cell table:style-name="ce31"/>
          <table:table-cell table:style-name="ce36"/>
          <table:table-cell table:style-name="ce35" office:value-type="string" calcext:value-type="string">
            <text:p>security: Set of security definition names, chosen from those defined in securityDefinitions. These must all be satisfied for access to resources at or below the current level, if not overridden at a lower level. MAY be included. Type: array of string.</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lastModified" xlink:type="simple">td-vocab-lastModified</text:a></text:p>
          </table:table-cell>
          <table:table-cell table:style-name="ce31"/>
          <table:table-cell table:style-name="ce35" office:value-type="string" calcext:value-type="string">
            <text:p>Vocabulary</text:p>
          </table:table-cell>
          <table:table-cell table:style-name="ce35" office:value-type="string" calcext:value-type="string">
            <text:p>lastModified: Provides information when the TD instance was last modified. MAY be included. Type: string.</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descriptions" xlink:type="simple">td-vocab-descriptions</text:a></text:p>
          </table:table-cell>
          <table:table-cell table:style-name="ce31"/>
          <table:table-cell table:style-name="ce36"/>
          <table:table-cell table:style-name="ce35" office:value-type="string" calcext:value-type="string">
            <text:p>descriptions: Can be used to support (human-readable) information in different languages. MAY be included. Type: MultiLanguage.</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created" xlink:type="simple">td-vocab-created</text:a></text:p>
          </table:table-cell>
          <table:table-cell table:style-name="ce31"/>
          <table:table-cell table:style-name="ce35" office:value-type="string" calcext:value-type="string">
            <text:p>Vocabulary</text:p>
          </table:table-cell>
          <table:table-cell table:style-name="ce35" office:value-type="string" calcext:value-type="string">
            <text:p>created: Provides information when the TD instance was created. MAY be included. Type: string.</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events" xlink:type="simple">td-vocab-events</text:a></text:p>
          </table:table-cell>
          <table:table-cell table:style-name="ce31"/>
          <table:table-cell table:style-name="ce35" office:value-type="string" calcext:value-type="string">
            <text:p>Vocabulary</text:p>
          </table:table-cell>
          <table:table-cell table:style-name="ce35" office:value-type="string" calcext:value-type="string">
            <text:p>events: All Event-based interaction patterns of the Thing. MAY be included. Type: Event.</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base" xlink:type="simple">td-vocab-base</text:a></text:p>
          </table:table-cell>
          <table:table-cell table:style-name="ce31"/>
          <table:table-cell table:style-name="ce35" office:value-type="string" calcext:value-type="string">
            <text:p>Vocabulary</text:p>
          </table:table-cell>
          <table:table-cell table:style-name="ce35" office:value-type="string" calcext:value-type="string">
            <text:p>base: Define the base URI that is valid for all defined local interaction resources. All other URIs in the TD must then be resolved using the algorithm defined in [[!RFC3986]]. MAY be included. Type: anyURI.</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properties-1" xlink:type="simple">td-vocab-properties-1</text:a></text:p>
          </table:table-cell>
          <table:table-cell table:style-name="ce31"/>
          <table:table-cell table:style-name="ce36"/>
          <table:table-cell table:style-name="ce35" office:value-type="string" calcext:value-type="string">
            <text:p>properties: All Property-based interaction patterns of the Thing. MAY be included. Type: Property.</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properties-2" xlink:type="simple">td-vocab-properties-2</text:a></text:p>
          </table:table-cell>
          <table:table-cell table:style-name="ce31"/>
          <table:table-cell table:style-name="ce36"/>
          <table:table-cell table:style-name="ce35" office:value-type="string" calcext:value-type="string">
            <text:p>properties: Data schema nested definitions. MAY be included. Type: DataSchema.</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securityDefinitions" xlink:type="simple">td-vocab-securityDefinitions</text:a></text:p>
          </table:table-cell>
          <table:table-cell table:style-name="ce31"/>
          <table:table-cell table:style-name="ce35" office:value-type="string" calcext:value-type="string">
            <text:p>Vocabulary</text:p>
          </table:table-cell>
          <table:table-cell table:style-name="ce35" office:value-type="string" calcext:value-type="string">
            <text:p>securityDefinitions: Set of named security configurations (definitions only). Not actually applied unless names are used in a security section. MUST be included. Type: SecurityScheme.</text:p>
          </table:table-cell>
          <table:table-cell table:style-name="ce35" table:number-columns-repeated="2"/>
          <table:table-cell table:style-name="ce36"/>
          <table:table-cell table:style-name="ce35" table:number-columns-repeated="4"/>
          <table:table-cell table:number-columns-repeated="1013"/>
        </table:table-row>
        <table:table-row table:style-name="ro1">
          <table:table-cell table:style-name="ce25" office:value-type="string" calcext:value-type="string">
            <text:p><text:a xlink:href="https://w3c.github.io/wot-thing-description/index.html#td-vocab-scopes" xlink:type="simple">td-vocab-scopes</text:a></text:p>
          </table:table-cell>
          <table:table-cell table:style-name="ce31"/>
          <table:table-cell table:style-name="ce35" office:value-type="string" calcext:value-type="string">
            <text:p>Vocabulary</text:p>
          </table:table-cell>
          <table:table-cell table:style-name="ce35" office:value-type="string" calcext:value-type="string">
            <text:p>scopes: Set of authorization scope identifiers, provided as an array. These are provided in tokens returned by an authorization server and associated with forms in order to identify what resources a client may access and how. MAY be included. Type: array of string.</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uriVariables" xlink:type="simple">td-vocab-uriVariables</text:a></text:p>
          </table:table-cell>
          <table:table-cell table:style-name="ce31"/>
          <table:table-cell table:style-name="ce35" office:value-type="string" calcext:value-type="string">
            <text:p>Vocabulary</text:p>
          </table:table-cell>
          <table:table-cell table:style-name="ce35" office:value-type="string" calcext:value-type="string">
            <text:p>uriVariables: Define URI template variables as collection based on DataSchema declarations. MAY be included. Type: DataSchema.</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titles" xlink:type="simple">td-vocab-titles</text:a></text:p>
          </table:table-cell>
          <table:table-cell table:style-name="ce31"/>
          <table:table-cell table:style-name="ce36"/>
          <table:table-cell table:style-name="ce35" office:value-type="string" calcext:value-type="string">
            <text:p>titles: Provides multi-language human-readable titles (e.g., display a text for UI representation in different languages) of the interaction pattern. MAY be included. Type: MultiLanguage.</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title" xlink:type="simple">td-vocab-title</text:a></text:p>
          </table:table-cell>
          <table:table-cell table:style-name="ce31"/>
          <table:table-cell table:style-name="ce35" office:value-type="string" calcext:value-type="string">
            <text:p>Vocabulary</text:p>
          </table:table-cell>
          <table:table-cell table:style-name="ce35" office:value-type="string" calcext:value-type="string">
            <text:p>title: Provides a human-readable title (e.g., display a text for UI representation) of the interaction pattern based on a default language. MAY be included. Type: string.</text:p>
          </table:table-cell>
          <table:table-cell table:style-name="ce35" table:number-columns-repeated="2"/>
          <table:table-cell table:style-name="ce36"/>
          <table:table-cell table:style-name="ce35" table:number-columns-repeated="4"/>
          <table:table-cell table:number-columns-repeated="1013"/>
        </table:table-row>
        <table:table-row table:style-name="ro1">
          <table:table-cell table:style-name="ce25" office:value-type="string" calcext:value-type="string">
            <text:p><text:a xlink:href="https://w3c.github.io/wot-thing-description/index.html#td-vocab-observable" xlink:type="simple">td-vocab-observable</text:a></text:p>
          </table:table-cell>
          <table:table-cell table:style-name="ce31"/>
          <table:table-cell table:style-name="ce35" office:value-type="string" calcext:value-type="string">
            <text:p>Vocabulary</text:p>
          </table:table-cell>
          <table:table-cell table:style-name="ce35" office:value-type="string" calcext:value-type="string">
            <text:p>observable: Indicates whether a remote servient can subscribe to ("observe") the Property, to receive change notifications or periodic updates (true/false). MUST be included. Type: boolean.</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safe" xlink:type="simple">td-vocab-safe</text:a></text:p>
          </table:table-cell>
          <table:table-cell table:style-name="ce31"/>
          <table:table-cell table:style-name="ce35" office:value-type="string" calcext:value-type="string">
            <text:p>Vocabulary</text:p>
          </table:table-cell>
          <table:table-cell table:style-name="ce35" office:value-type="string" calcext:value-type="string">
            <text:p>safe: Signals if the action is safe (=true) or not. Used to signal if there is no internal state (cf. resource state) is changed when invoking an Action. In that case responses can be cached as example. MUST be included. Type: boolean.</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output" xlink:type="simple">td-vocab-output</text:a></text:p>
          </table:table-cell>
          <table:table-cell table:style-name="ce31"/>
          <table:table-cell table:style-name="ce35" office:value-type="string" calcext:value-type="string">
            <text:p>Vocabulary</text:p>
          </table:table-cell>
          <table:table-cell table:style-name="ce35" office:value-type="string" calcext:value-type="string">
            <text:p>output: Used to define the output data schema of the action. MAY be included. Type: DataSchema.</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idempotent" xlink:type="simple">td-vocab-idempotent</text:a></text:p>
          </table:table-cell>
          <table:table-cell table:style-name="ce31"/>
          <table:table-cell table:style-name="ce35" office:value-type="string" calcext:value-type="string">
            <text:p>Vocabulary</text:p>
          </table:table-cell>
          <table:table-cell table:style-name="ce35" office:value-type="string" calcext:value-type="string">
            <text:p>idempotent: Indicates whether the action is idempotent (=true) or not. Informs whether the action can be called repeatedly with the same result, if present, based on the same input. MUST be included. Type: boolean.</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input" xlink:type="simple">td-vocab-input</text:a></text:p>
          </table:table-cell>
          <table:table-cell table:style-name="ce31"/>
          <table:table-cell table:style-name="ce35" office:value-type="string" calcext:value-type="string">
            <text:p>Vocabulary</text:p>
          </table:table-cell>
          <table:table-cell table:style-name="ce35" office:value-type="string" calcext:value-type="string">
            <text:p>input: Used to define the input data schema of the action. MAY be included. Type: DataSchema.</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cancellation" xlink:type="simple">td-vocab-cancellation</text:a></text:p>
          </table:table-cell>
          <table:table-cell table:style-name="ce31"/>
          <table:table-cell table:style-name="ce35" office:value-type="string" calcext:value-type="string">
            <text:p>Vocabulary</text:p>
          </table:table-cell>
          <table:table-cell table:style-name="ce35" office:value-type="string" calcext:value-type="string">
            <text:p>cancellation: Defines any data that needs to be passed to cancel a subscription, e.g., a specific message to remove a Webhook. MAY be included. Type: DataSchema.</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data" xlink:type="simple">td-vocab-data</text:a></text:p>
          </table:table-cell>
          <table:table-cell table:style-name="ce31"/>
          <table:table-cell table:style-name="ce35" office:value-type="string" calcext:value-type="string">
            <text:p>Vocabulary</text:p>
          </table:table-cell>
          <table:table-cell table:style-name="ce35" office:value-type="string" calcext:value-type="string">
            <text:p>data: Defines the data schema of the Event instance messages pushed by the Thing. MAY be included. Type: DataSchema.</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subscription" xlink:type="simple">td-vocab-subscription</text:a></text:p>
          </table:table-cell>
          <table:table-cell table:style-name="ce31"/>
          <table:table-cell table:style-name="ce35" office:value-type="string" calcext:value-type="string">
            <text:p>Vocabulary</text:p>
          </table:table-cell>
          <table:table-cell table:style-name="ce35" office:value-type="string" calcext:value-type="string">
            <text:p>subscription: Defines data that needs to be passed upon subscription, e.g., filters or message format for setting up Webhooks. MAY be included. Type: DataSchema.</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href" xlink:type="simple">td-vocab-href</text:a></text:p>
          </table:table-cell>
          <table:table-cell table:style-name="ce31"/>
          <table:table-cell table:style-name="ce35" office:value-type="string" calcext:value-type="string">
            <text:p>Vocabulary</text:p>
          </table:table-cell>
          <table:table-cell table:style-name="ce35" office:value-type="string" calcext:value-type="string">
            <text:p>href: URI of the endpoint where an interaction pattern is provided. MUST be included. Type: anyURI.</text:p>
          </table:table-cell>
          <table:table-cell table:style-name="ce35" table:number-columns-repeated="4"/>
          <table:table-cell table:style-name="ce36" table:number-columns-repeated="2"/>
          <table:table-cell table:style-name="ce35"/>
          <table:table-cell table:number-columns-repeated="1013"/>
        </table:table-row>
        <table:table-row table:style-name="ro1">
          <table:table-cell table:style-name="ce25" office:value-type="string" calcext:value-type="string">
            <text:p><text:a xlink:href="https://w3c.github.io/wot-thing-description/index.html#td-vocab-contentType-1" xlink:type="simple">td-vocab-contentType-1</text:a></text:p>
          </table:table-cell>
          <table:table-cell table:style-name="ce31" office:value-type="string" calcext:value-type="string">
            <text:p>in response</text:p>
          </table:table-cell>
          <table:table-cell table:style-name="ce36"/>
          <table:table-cell table:style-name="ce35" office:value-type="string" calcext:value-type="string">
            <text:p>contentType: Assign a content type based on a media type [[!MEDIATYPES]] (e.g., 'application/json) and (optional) parameters (e.g., 'charset=utf-8'). MUST be included. Type: string.</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contentType-2" xlink:type="simple">td-vocab-contentType-2</text:a></text:p>
          </table:table-cell>
          <table:table-cell table:style-name="ce31" office:value-type="string" calcext:value-type="string">
            <text:p>in form</text:p>
          </table:table-cell>
          <table:table-cell table:style-name="ce36"/>
          <table:table-cell table:style-name="ce35" office:value-type="string" calcext:value-type="string">
            <text:p>contentType: Assign a content type based on a media type [[!MEDIATYPES]] (e.g., 'application/json) and (optional) parameters (e.g., 'charset=utf-8'). MAY be included. Type: string.</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response" xlink:type="simple">td-vocab-response</text:a></text:p>
          </table:table-cell>
          <table:table-cell table:style-name="ce31"/>
          <table:table-cell table:style-name="ce35" office:value-type="string" calcext:value-type="string">
            <text:p>Vocabulary</text:p>
          </table:table-cell>
          <table:table-cell table:style-name="ce35" office:value-type="string" calcext:value-type="string">
            <text:p>response: This optional term can be used if, e.g., the output communication metadata differ from input metdata (e.g., output contentType differ from the input contentType). The response name contains metadata that is only valid for the reponse messages. MAY be included. Type: ExpectedResponse.</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subprotocol" xlink:type="simple">td-vocab-subprotocol</text:a></text:p>
          </table:table-cell>
          <table:table-cell table:style-name="ce31"/>
          <table:table-cell table:style-name="ce35" office:value-type="string" calcext:value-type="string">
            <text:p>Vocabulary</text:p>
          </table:table-cell>
          <table:table-cell table:style-name="ce35" office:value-type="string" calcext:value-type="string">
            <text:p>subprotocol: Indicates the exact mechanism by which an interaction will be accomplished for a given protocol when there are multiple options. For example, for HTTP and Events, it indicates which of several available mechanisms should be used for asynchronous notifications. MAY be included. Type: string (one of longpoll).</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op" xlink:type="simple">td-vocab-op</text:a></text:p>
          </table:table-cell>
          <table:table-cell table:style-name="ce31"/>
          <table:table-cell table:style-name="ce35" office:value-type="string" calcext:value-type="string">
            <text:p>Vocabulary</text:p>
          </table:table-cell>
          <table:table-cell table:style-name="ce35" office:value-type="string" calcext:value-type="string">
            <text:p>op: Indicates the semantic intention of performing the operation(s) described by the form. For example, the Property interaction allows get and set operations. The protocol binding may contain a form for the get operation and a different form for the set operation. The op attribute indicates which form is for which and allows the client to select the correct form for the operation required. op can be assigned one or more interaction verb(s) each representing a semantic intention of an operation. MAY be included. Type: array of string Each entry representing an interaction verb (one of readproperty, writeproperty, observeproperty, invokeaction, subscribeevent, unsubscribeevent, readallproperties, writeallproperties, readmultipleproperties, or writemultipleproperties).</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anchor" xlink:type="simple">td-vocab-anchor</text:a></text:p>
          </table:table-cell>
          <table:table-cell table:style-name="ce31"/>
          <table:table-cell table:style-name="ce35" office:value-type="string" calcext:value-type="string">
            <text:p>Vocabulary</text:p>
          </table:table-cell>
          <table:table-cell table:style-name="ce35" office:value-type="string" calcext:value-type="string">
            <text:p>anchor: By default, the context of a link is the URL of the representation it is associated with, and is serialised as a URI. When present, the anchor parameter overrides this with another URI, such as a fragment of this resource, or a third resource (i.e., when the anchor value is an absolute URI). MAY be included. Type: anyURI.</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rel" xlink:type="simple">td-vocab-rel</text:a></text:p>
          </table:table-cell>
          <table:table-cell table:style-name="ce31"/>
          <table:table-cell table:style-name="ce35" office:value-type="string" calcext:value-type="string">
            <text:p>Vocabulary</text:p>
          </table:table-cell>
          <table:table-cell table:style-name="ce35" office:value-type="string" calcext:value-type="string">
            <text:p>rel: Indicates the relation to an other Thing. MAY be included. Type: string.</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type-1" xlink:type="simple">td-vocab-type-1</text:a></text:p>
          </table:table-cell>
          <table:table-cell table:style-name="ce31"/>
          <table:table-cell table:style-name="ce36"/>
          <table:table-cell table:style-name="ce35" office:value-type="string" calcext:value-type="string">
            <text:p>type: Provides a hint indicating what the media type [[!MEDIATYPES]] of the result of dereferencing the link should be. MAY be included. Type: string.</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type-2" xlink:type="simple">td-vocab-type-2</text:a></text:p>
          </table:table-cell>
          <table:table-cell table:style-name="ce31"/>
          <table:table-cell table:style-name="ce36"/>
          <table:table-cell table:style-name="ce35" office:value-type="string" calcext:value-type="string">
            <text:p>type: Assignment of JSON-based data types compatible with JSON Schema (one of boolean, integer, number, string, object, array, or null). MAY be included. Type: string (one of object, array, string, number, integer, boolean, or null).</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instance" xlink:type="simple">td-vocab-instance</text:a></text:p>
          </table:table-cell>
          <table:table-cell table:style-name="ce31"/>
          <table:table-cell table:style-name="ce35" office:value-type="string" calcext:value-type="string">
            <text:p>Vocabulary</text:p>
          </table:table-cell>
          <table:table-cell table:style-name="ce35" office:value-type="string" calcext:value-type="string">
            <text:p>instance: Provides a version identicator of this TD instance. MUST be included. Type: string.</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const" xlink:type="simple">td-vocab-const</text:a></text:p>
          </table:table-cell>
          <table:table-cell table:style-name="ce31"/>
          <table:table-cell table:style-name="ce35" office:value-type="string" calcext:value-type="string">
            <text:p>Vocabulary</text:p>
          </table:table-cell>
          <table:table-cell table:style-name="ce35" office:value-type="string" calcext:value-type="string">
            <text:p>const: Provides a constant value. MAY be included. Type: any type.</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oneOf" xlink:type="simple">td-vocab-oneOf</text:a></text:p>
          </table:table-cell>
          <table:table-cell table:style-name="ce31"/>
          <table:table-cell table:style-name="ce35" office:value-type="string" calcext:value-type="string">
            <text:p>Vocabulary</text:p>
          </table:table-cell>
          <table:table-cell table:style-name="ce35" office:value-type="string" calcext:value-type="string">
            <text:p>oneOf: Used to ensure that the data is valid against one of the specified schemas in the array. MAY be included. Type: array of DataSchema.</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readOnly" xlink:type="simple">td-vocab-readOnly</text:a></text:p>
          </table:table-cell>
          <table:table-cell table:style-name="ce31"/>
          <table:table-cell table:style-name="ce35" office:value-type="string" calcext:value-type="string">
            <text:p>Vocabulary</text:p>
          </table:table-cell>
          <table:table-cell table:style-name="ce35" office:value-type="string" calcext:value-type="string">
            <text:p>readOnly: Boolean value that indicates whether a property interaction / value is read only (=true) or not (=false). MUST be included. Type: boolean.</text:p>
          </table:table-cell>
          <table:table-cell table:style-name="ce35" table:number-columns-repeated="3"/>
          <table:table-cell table:style-name="ce36"/>
          <table:table-cell table:style-name="ce35" table:number-columns-repeated="3"/>
          <table:table-cell table:number-columns-repeated="1013"/>
        </table:table-row>
        <table:table-row table:style-name="ro1">
          <table:table-cell table:style-name="ce25" office:value-type="string" calcext:value-type="string">
            <text:p><text:a xlink:href="https://w3c.github.io/wot-thing-description/index.html#td-vocab-unit" xlink:type="simple">td-vocab-unit</text:a></text:p>
          </table:table-cell>
          <table:table-cell table:style-name="ce31"/>
          <table:table-cell table:style-name="ce35" office:value-type="string" calcext:value-type="string">
            <text:p>Vocabulary</text:p>
          </table:table-cell>
          <table:table-cell table:style-name="ce35" office:value-type="string" calcext:value-type="string">
            <text:p>unit: Provides unit information that is used, e.g., in international science, engineering, and business. MAY be included. Type: string.</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writeOnly" xlink:type="simple">td-vocab-writeOnly</text:a></text:p>
          </table:table-cell>
          <table:table-cell table:style-name="ce31"/>
          <table:table-cell table:style-name="ce35" office:value-type="string" calcext:value-type="string">
            <text:p>Vocabulary</text:p>
          </table:table-cell>
          <table:table-cell table:style-name="ce35" office:value-type="string" calcext:value-type="string">
            <text:p>writeOnly: Boolean value that indicates whether a property interaction / value is write only (=true) or not (=false). MUST be included. Type: boolean.</text:p>
          </table:table-cell>
          <table:table-cell table:style-name="ce35" table:number-columns-repeated="3"/>
          <table:table-cell table:style-name="ce36"/>
          <table:table-cell table:style-name="ce35" table:number-columns-repeated="3"/>
          <table:table-cell table:number-columns-repeated="1013"/>
        </table:table-row>
        <table:table-row table:style-name="ro1">
          <table:table-cell table:style-name="ce25" office:value-type="string" calcext:value-type="string">
            <text:p><text:a xlink:href="https://w3c.github.io/wot-thing-description/index.html#td-vocab-enum" xlink:type="simple">td-vocab-enum</text:a></text:p>
          </table:table-cell>
          <table:table-cell table:style-name="ce31"/>
          <table:table-cell table:style-name="ce35" office:value-type="string" calcext:value-type="string">
            <text:p>Vocabulary</text:p>
          </table:table-cell>
          <table:table-cell table:style-name="ce35" office:value-type="string" calcext:value-type="string">
            <text:p>enum: Restricted set of values provided as an array. MAY be included. Type: array of any type.</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minItems" xlink:type="simple">td-vocab-minItems</text:a></text:p>
          </table:table-cell>
          <table:table-cell table:style-name="ce31"/>
          <table:table-cell table:style-name="ce35" office:value-type="string" calcext:value-type="string">
            <text:p>Vocabulary</text:p>
          </table:table-cell>
          <table:table-cell table:style-name="ce35" office:value-type="string" calcext:value-type="string">
            <text:p>minItems: Defines the minimum number of items that have to be in the array. MAY be included. Type: unsignedInt.</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maxItems" xlink:type="simple">td-vocab-maxItems</text:a></text:p>
          </table:table-cell>
          <table:table-cell table:style-name="ce31"/>
          <table:table-cell table:style-name="ce35" office:value-type="string" calcext:value-type="string">
            <text:p>Vocabulary</text:p>
          </table:table-cell>
          <table:table-cell table:style-name="ce35" office:value-type="string" calcext:value-type="string">
            <text:p>maxItems: Defines the maximum number of items that have to be in the array. MAY be included. Type: unsignedInt.</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6" office:value-type="string" calcext:value-type="string">
            <text:p><text:a xlink:href="https://w3c.github.io/wot-thing-description/index.html#td-vocab-items" xlink:type="simple">td-vocab-items</text:a></text:p>
          </table:table-cell>
          <table:table-cell table:style-name="ce31"/>
          <table:table-cell table:style-name="ce35" office:value-type="string" calcext:value-type="string">
            <text:p>Vocabulary</text:p>
          </table:table-cell>
          <table:table-cell table:style-name="ce35" office:value-type="string" calcext:value-type="string">
            <text:p>items: Used to define the characteristics of an array. MAY be included. Type: DataSchema.</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maximum-1" xlink:type="simple">td-vocab-maximum-1</text:a></text:p>
          </table:table-cell>
          <table:table-cell table:style-name="ce31"/>
          <table:table-cell table:style-name="ce36"/>
          <table:table-cell table:style-name="ce35" office:value-type="string" calcext:value-type="string">
            <text:p>maximum: Specifies a maximum numeric value. Only applicable for associated number or integer types. MAY be included. Type: double.</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maximum-2" xlink:type="simple">td-vocab-maximum-2</text:a></text:p>
          </table:table-cell>
          <table:table-cell table:style-name="ce31"/>
          <table:table-cell table:style-name="ce36"/>
          <table:table-cell table:style-name="ce35" office:value-type="string" calcext:value-type="string">
            <text:p>maximum: Specifies a maximum numeric value. Only applicable for associated number or integer types. MAY be included. Type: integer.</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minimum-1" xlink:type="simple">td-vocab-minimum-1</text:a></text:p>
          </table:table-cell>
          <table:table-cell table:style-name="ce31"/>
          <table:table-cell table:style-name="ce36"/>
          <table:table-cell table:style-name="ce35" office:value-type="string" calcext:value-type="string">
            <text:p>minimum: Specifies a minimum numeric value. Only applicable for associated number or integer types. MAY be included. Type: double.</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minimum-2" xlink:type="simple">td-vocab-minimum-2</text:a></text:p>
          </table:table-cell>
          <table:table-cell table:style-name="ce31"/>
          <table:table-cell table:style-name="ce36"/>
          <table:table-cell table:style-name="ce35" office:value-type="string" calcext:value-type="string">
            <text:p>minimum: Specifies a minimum numeric value. Only applicable for associated number or integer types. MAY be included. Type: integer.</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required" xlink:type="simple">td-vocab-required</text:a></text:p>
          </table:table-cell>
          <table:table-cell table:style-name="ce31"/>
          <table:table-cell table:style-name="ce35" office:value-type="string" calcext:value-type="string">
            <text:p>Vocabulary</text:p>
          </table:table-cell>
          <table:table-cell table:style-name="ce35" office:value-type="string" calcext:value-type="string">
            <text:p>required: Defines which members of the object type are mandatory. MAY be included. Type: array of string.</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scheme" xlink:type="simple">td-vocab-scheme</text:a></text:p>
          </table:table-cell>
          <table:table-cell table:style-name="ce31"/>
          <table:table-cell table:style-name="ce35" office:value-type="string" calcext:value-type="string">
            <text:p>Vocabulary</text:p>
          </table:table-cell>
          <table:table-cell table:style-name="ce35" office:value-type="string" calcext:value-type="string">
            <text:p>scheme: Identification of security mechanism being configured. MUST be included. Type: string (one of nosec, basic, cert, digest, bearer, pop, psk, public, oauth2, or apikey).</text:p>
          </table:table-cell>
          <table:table-cell table:style-name="ce35" table:number-columns-repeated="4"/>
          <table:table-cell table:style-name="ce36" table:number-columns-repeated="2"/>
          <table:table-cell table:style-name="ce35"/>
          <table:table-cell table:number-columns-repeated="1013"/>
        </table:table-row>
        <table:table-row table:style-name="ro1">
          <table:table-cell table:style-name="ce25" office:value-type="string" calcext:value-type="string">
            <text:p><text:a xlink:href="https://w3c.github.io/wot-thing-description/index.html#td-vocab-proxy" xlink:type="simple">td-vocab-proxy</text:a></text:p>
          </table:table-cell>
          <table:table-cell table:style-name="ce31"/>
          <table:table-cell table:style-name="ce35" office:value-type="string" calcext:value-type="string">
            <text:p>Vocabulary</text:p>
          </table:table-cell>
          <table:table-cell table:style-name="ce35" office:value-type="string" calcext:value-type="string">
            <text:p>proxy: URI of the proxy server this security configuration provides access to. If not given, the corresponding security configuration is for the endpoint. MAY be included. Type: anyURI.</text:p>
          </table:table-cell>
          <table:table-cell table:style-name="ce35" table:number-columns-repeated="3"/>
          <table:table-cell table:style-name="ce36"/>
          <table:table-cell table:style-name="ce35" table:number-columns-repeated="3"/>
          <table:table-cell table:number-columns-repeated="1013"/>
        </table:table-row>
        <table:table-row table:style-name="ro1">
          <table:table-cell table:style-name="ce25" office:value-type="string" calcext:value-type="string">
            <text:p><text:a xlink:href="https://w3c.github.io/wot-thing-description/index.html#td-vocab-in" xlink:type="simple">td-vocab-in</text:a></text:p>
          </table:table-cell>
          <table:table-cell table:style-name="ce31"/>
          <table:table-cell table:style-name="ce35" office:value-type="string" calcext:value-type="string">
            <text:p>Vocabulary</text:p>
          </table:table-cell>
          <table:table-cell table:style-name="ce35" office:value-type="string" calcext:value-type="string">
            <text:p>in: Specifies the location of security authentication information (one of header, query, body, or cookie). MUST be included. Type: string.</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qop" xlink:type="simple">td-vocab-qop</text:a></text:p>
          </table:table-cell>
          <table:table-cell table:style-name="ce31"/>
          <table:table-cell table:style-name="ce35" office:value-type="string" calcext:value-type="string">
            <text:p>Vocabulary</text:p>
          </table:table-cell>
          <table:table-cell table:style-name="ce35" office:value-type="string" calcext:value-type="string">
            <text:p>qop: Quality of protection (one of auth or auth-int). MUST be included. Type: string.</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alg" xlink:type="simple">td-vocab-alg</text:a></text:p>
          </table:table-cell>
          <table:table-cell table:style-name="ce31"/>
          <table:table-cell table:style-name="ce35" office:value-type="string" calcext:value-type="string">
            <text:p>Vocabulary</text:p>
          </table:table-cell>
          <table:table-cell table:style-name="ce35" office:value-type="string" calcext:value-type="string">
            <text:p>alg: Encoding, encryption, or digest algorithm (one of MD5, ES256, or ES512-256). MUST be included. Type: string.</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format" xlink:type="simple">td-vocab-format</text:a></text:p>
          </table:table-cell>
          <table:table-cell table:style-name="ce31"/>
          <table:table-cell table:style-name="ce35" office:value-type="string" calcext:value-type="string">
            <text:p>Vocabulary</text:p>
          </table:table-cell>
          <table:table-cell table:style-name="ce35" office:value-type="string" calcext:value-type="string">
            <text:p>format: Specifies format of security authentication information (one of jwt, jwe, or jws). MUST be included. Type: string.</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authorization" xlink:type="simple">td-vocab-authorization</text:a></text:p>
          </table:table-cell>
          <table:table-cell table:style-name="ce31" office:value-type="float" office:value="2" calcext:value-type="float">
            <text:p>2</text:p>
          </table:table-cell>
          <table:table-cell table:style-name="ce35" office:value-type="string" calcext:value-type="string">
            <text:p>Vocabulary</text:p>
          </table:table-cell>
          <table:table-cell table:style-name="ce35" office:value-type="string" calcext:value-type="string">
            <text:p>authorization: URI of the authorization server. MAY be included. Type: anyURI.</text:p>
          </table:table-cell>
          <table:table-cell table:style-name="ce35" table:number-columns-repeated="3"/>
          <table:table-cell table:style-name="ce36"/>
          <table:table-cell table:style-name="ce35" table:number-columns-repeated="3"/>
          <table:table-cell table:number-columns-repeated="1013"/>
        </table:table-row>
        <table:table-row table:style-name="ro1">
          <table:table-cell table:style-name="ce25" office:value-type="string" calcext:value-type="string">
            <text:p><text:a xlink:href="https://w3c.github.io/wot-thing-description/index.html#td-vocab-identity" xlink:type="simple">td-vocab-identity</text:a></text:p>
          </table:table-cell>
          <table:table-cell table:style-name="ce31"/>
          <table:table-cell table:style-name="ce35" office:value-type="string" calcext:value-type="string">
            <text:p>Vocabulary</text:p>
          </table:table-cell>
          <table:table-cell table:style-name="ce35" office:value-type="string" calcext:value-type="string">
            <text:p>identity: Pre-shared key identity. MAY be included. Type: string.</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flow" xlink:type="simple">td-vocab-flow</text:a></text:p>
          </table:table-cell>
          <table:table-cell table:style-name="ce31"/>
          <table:table-cell table:style-name="ce35" office:value-type="string" calcext:value-type="string">
            <text:p>Vocabulary</text:p>
          </table:table-cell>
          <table:table-cell table:style-name="ce35" office:value-type="string" calcext:value-type="string">
            <text:p>flow: Authorization flow (one of implicit, password, client, or code). MUST be included. Type: string.</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token" xlink:type="simple">td-vocab-token</text:a></text:p>
          </table:table-cell>
          <table:table-cell table:style-name="ce31"/>
          <table:table-cell table:style-name="ce35" office:value-type="string" calcext:value-type="string">
            <text:p>Vocabulary</text:p>
          </table:table-cell>
          <table:table-cell table:style-name="ce35" office:value-type="string" calcext:value-type="string">
            <text:p>token: URI of the token server. MAY be included. Type: anyURI.</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refresh" xlink:type="simple">td-vocab-refresh</text:a></text:p>
          </table:table-cell>
          <table:table-cell table:style-name="ce31"/>
          <table:table-cell table:style-name="ce35" office:value-type="string" calcext:value-type="string">
            <text:p>Vocabulary</text:p>
          </table:table-cell>
          <table:table-cell table:style-name="ce35" office:value-type="string" calcext:value-type="string">
            <text:p>refresh: URI of the refresh server. MAY be included. Type: anyURI.</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8" office:value-type="string" calcext:value-type="string">
            <text:p><text:a xlink:href="https://w3c.github.io/wot-thing-description/index.html#client-data-schema" xlink:type="simple">client-data-schema</text:a></text:p>
          </table:table-cell>
          <table:table-cell table:style-name="ce31"/>
          <table:table-cell table:style-name="ce35" office:value-type="string" calcext:value-type="string">
            <text:p>Client</text:p>
          </table:table-cell>
          <table:table-cell table:style-name="ce35" office:value-type="string" calcext:value-type="string">
            <text:p>A WoT Thing acting as a client when interacting with another Thing MUST generate data payloads according to the data schemas given in the target Thing's WoT Thing Description. </text:p>
          </table:table-cell>
          <table:table-cell table:style-name="ce35"/>
          <table:table-cell table:style-name="ce36" table:number-columns-repeated="2"/>
          <table:table-cell table:style-name="ce35"/>
          <table:table-cell table:style-name="ce36" table:number-columns-repeated="2"/>
          <table:table-cell table:style-name="ce35"/>
          <table:table-cell table:number-columns-repeated="1013"/>
        </table:table-row>
        <table:table-row table:style-name="ro1">
          <table:table-cell table:style-name="ce28" office:value-type="string" calcext:value-type="string">
            <text:p><text:a xlink:href="https://w3c.github.io/wot-thing-description/index.html#client-uri-template" xlink:type="simple">client-uri-template</text:a></text:p>
          </table:table-cell>
          <table:table-cell table:style-name="ce31"/>
          <table:table-cell table:style-name="ce35" office:value-type="string" calcext:value-type="string">
            <text:p>Client</text:p>
          </table:table-cell>
          <table:table-cell table:style-name="ce35" office:value-type="string" calcext:value-type="string">
            <text:p>A WoT Thing acting as a client when interacting with another Thing MUST generate URIs according to the URI templates, base URLs, and form href parameters given in the target Thing's WoT Thing Description.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number-rows-repeated="104845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Arial" fo:language="en" fo:country="US" style:font-name-asian="Noto Sans CJK SC"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01">00/00/0000</text:date>, <text:time style:data-style-name="N2" text:time-value="17:20:37.1348214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3T09:42:48.021188774</meta:creation-date>
    <dc:date>2019-02-01T19:23:30.938064772</dc:date>
    <meta:editing-duration>P2DT53M9S</meta:editing-duration>
    <meta:editing-cycles>16</meta:editing-cycles>
    <meta:generator>LibreOffice/6.1.4.2$Linux_X86_64 LibreOffice_project/10$Build-2</meta:generator>
    <meta:document-statistic meta:table-count="1" meta:cell-count="355" meta:object-count="0"/>
  </office:meta>
</office:document-meta>
</file>